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9015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</office:automatic-styles>
  <office:body>
    <office:drawing>
      <draw:page draw:name="page1" draw:style-name="dp1" draw:master-page-name="Default">
        <draw:line draw:style-name="gr1" draw:text-style-name="P1" draw:layer="layout" svg:x1="4.983cm" svg:y1="1.558cm" svg:x2="7.303cm" svg:y2="1.558cm">
          <text:p/>
        </draw:line>
        <draw:line draw:style-name="gr1" draw:text-style-name="P1" draw:layer="layout" svg:x1="3.95cm" svg:y1="2.565cm" svg:x2="4.998cm" svg:y2="1.543cm">
          <text:p/>
        </draw:line>
        <draw:line draw:style-name="gr1" draw:text-style-name="P1" draw:layer="layout" svg:x1="7.318cm" svg:y1="1.558cm" svg:x2="8.288cm" svg:y2="0.553cm">
          <text:p/>
        </draw:line>
        <draw:line draw:style-name="gr1" draw:text-style-name="P1" draw:layer="layout" svg:x1="3.951cm" svg:y1="0.508cm" svg:x2="4.983cm" svg:y2="1.558cm">
          <text:p/>
        </draw:line>
        <draw:line draw:style-name="gr1" draw:text-style-name="P1" draw:layer="layout" svg:x1="7.289cm" svg:y1="1.558cm" svg:x2="8.288cm" svg:y2="2.552cm">
          <text:p/>
        </draw:line>
        <draw:path draw:style-name="gr2" draw:text-style-name="P2" draw:layer="layout" svg:width="0.655cm" svg:height="0.646cm" svg:x="4.134cm" svg:y="0.713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5.805cm" svg:y="1.231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4.133cm" svg:y="1.70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7.445cm" svg:y="0.71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7.43cm" svg:y="1.735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3" draw:text-style-name="P3" draw:layer="layout" svg:width="0.729cm" svg:height="0.529cm" svg:x="4.101cm" svg:y="1.77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0.725cm" svg:height="0.528cm" svg:x="4.114cm" svg:y="0.77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3" draw:layer="layout" svg:width="0.534cm" svg:height="0.47cm" svg:x="5.877cm" svg:y="1.32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0.734cm" svg:height="0.529cm" svg:x="7.425cm" svg:y="0.77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0.746cm" svg:height="0.529cm" svg:x="7.382cm" svg:y="1.7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1.4cm" svg:height="1.02cm" svg:x="0.618cm" svg:y="1.1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4" draw:text-style-name="P4" draw:layer="layout" svg:width="0.651cm" svg:height="0.345cm" svg:x="2.346cm" svg:y="1.397cm" svg:viewBox="0 0 652 346" svg:d="M33 171h-33c5-114 52-171 142-171 40 0 103 21 189 64 87 43 147 65 180 65 52 0 82-39 90-117h34c-7 115-55 172-142 172-46 0-108-22-186-65s-140-64-185-64c-28 0-50 13-67 38-15 23-22 49-22 78zM50 335h-32c5-115 52-173 141-173 41 0 104 22 190 65s146 65 180 65c52 0 82-39 90-117h33c-7 114-54 171-142 171-45 0-107-21-185-64s-140-64-186-64c-28 0-50 13-67 38-14 23-22 49-22 79z">
          <text:p/>
        </draw:path>
        <draw:frame draw:style-name="gr3" draw:text-style-name="P3" draw:layer="layout" svg:width="0.466cm" svg:height="0.47cm" svg:x="3.457cm" svg:y="0.44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3" draw:layer="layout" svg:width="0.394cm" svg:height="0.47cm" svg:x="3.531cm" svg:y="2.14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3" draw:layer="layout" svg:width="0.432cm" svg:height="0.47cm" svg:x="8.424cm" svg:y="0.4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3" draw:layer="layout" svg:width="0.394cm" svg:height="0.47cm" svg:x="8.41cm" svg:y="2.1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" draw:text-style-name="P1" draw:layer="layout" svg:x1="15.449cm" svg:y1="1.602cm" svg:x2="17.769cm" svg:y2="1.602cm">
          <text:p/>
        </draw:line>
        <draw:line draw:style-name="gr1" draw:text-style-name="P1" draw:layer="layout" svg:x1="14.416cm" svg:y1="2.609cm" svg:x2="15.464cm" svg:y2="1.587cm">
          <text:p/>
        </draw:line>
        <draw:line draw:style-name="gr1" draw:text-style-name="P1" draw:layer="layout" svg:x1="17.784cm" svg:y1="1.602cm" svg:x2="18.754cm" svg:y2="0.597cm">
          <text:p/>
        </draw:line>
        <draw:line draw:style-name="gr1" draw:text-style-name="P1" draw:layer="layout" svg:x1="14.417cm" svg:y1="0.552cm" svg:x2="15.449cm" svg:y2="1.602cm">
          <text:p/>
        </draw:line>
        <draw:line draw:style-name="gr1" draw:text-style-name="P1" draw:layer="layout" svg:x1="17.755cm" svg:y1="1.602cm" svg:x2="18.754cm" svg:y2="2.596cm">
          <text:p/>
        </draw:line>
        <draw:path draw:style-name="gr2" draw:text-style-name="P2" draw:layer="layout" svg:width="0.655cm" svg:height="0.646cm" svg:x="14.6cm" svg:y="0.757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16.271cm" svg:y="1.275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14.599cm" svg:y="1.748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17.911cm" svg:y="0.758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17.896cm" svg:y="1.77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3" draw:text-style-name="P3" draw:layer="layout" svg:width="0.62cm" svg:height="0.529cm" svg:x="14.611cm" svg:y="1.82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0.616cm" svg:height="0.528cm" svg:x="14.58cm" svg:y="0.82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0.479cm" svg:height="0.47cm" svg:x="16.343cm" svg:y="1.37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625cm" svg:height="0.529cm" svg:x="17.891cm" svg:y="0.82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0.637cm" svg:height="0.529cm" svg:x="17.848cm" svg:y="1.8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3" draw:layer="layout" svg:width="1.596cm" svg:height="1.02cm" svg:x="11.084cm" svg:y="1.15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3" draw:layer="layout" svg:width="0.433cm" svg:height="0.47cm" svg:x="13.923cm" svg:y="0.48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0.327cm" svg:height="0.47cm" svg:x="13.997cm" svg:y="2.18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3" draw:layer="layout" svg:width="0.432cm" svg:height="0.47cm" svg:x="18.89cm" svg:y="0.51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3" draw:layer="layout" svg:width="0.394cm" svg:height="0.47cm" svg:x="18.876cm" svg:y="2.17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1.2cm" svg:height="1.02cm" svg:x="12.67cm" svg:y="1.15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4cm" draw:marker-start-center="false" draw:marker-end-width="0.24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5T20:55:43.501887216</dc:date>
    <meta:editing-duration>PT1H36M10S</meta:editing-duration>
    <meta:editing-cycles>13</meta:editing-cycles>
    <meta:generator>LibreOffice/5.2.7.2$Linux_X86_64 LibreOffice_project/20m0$Build-2</meta:generator>
    <meta:document-statistic meta:object-count="42"/>
  </office:meta>
</office:document-meta>
</file>

<file path=Object 1/content.xml><?xml version="1.0" encoding="utf-8"?>
<math xmlns="http://www.w3.org/1998/Math/MathML" display="block">
  <semantics>
    <msubsup>
      <mi>V</mi>
      <mi mathvariant="italic">rs</mi>
      <mi mathvariant="italic">pq</mi>
    </msubsup>
    <annotation encoding="StarMath 5.0">V^{ pq }_{ rs }</annotation>
  </semantics>
</math>
</file>

<file path=Object 10/content.xml><?xml version="1.0" encoding="utf-8"?>
<math xmlns="http://www.w3.org/1998/Math/MathML" display="block">
  <semantics>
    <msup>
      <mi>Y</mi>
      <mn>3</mn>
    </msup>
    <annotation encoding="StarMath 5.0">Y^3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i>r</mi>
    <annotation encoding="StarMath 5.0">r</annotation>
  </semantics>
</math>
</file>

<file path=Object 13/content.xml><?xml version="1.0" encoding="utf-8"?>
<math xmlns="http://www.w3.org/1998/Math/MathML" display="block">
  <semantics>
    <mi>q</mi>
    <annotation encoding="StarMath 5.0">q</annotation>
  </semantics>
</math>
</file>

<file path=Object 14/content.xml><?xml version="1.0" encoding="utf-8"?>
<math xmlns="http://www.w3.org/1998/Math/MathML" display="block">
  <semantics>
    <mi>s</mi>
    <annotation encoding="StarMath 5.0">s</annotation>
  </semantics>
</math>
</file>

<file path=Object 15/content.xml><?xml version="1.0" encoding="utf-8"?>
<math xmlns="http://www.w3.org/1998/Math/MathML" display="block">
  <semantics>
    <msup>
      <mi>Y</mi>
      <mn>4</mn>
    </msup>
    <annotation encoding="StarMath 5.0">Y^4</annotation>
  </semantics>
</math>
</file>

<file path=Object 16/content.xml><?xml version="1.0" encoding="utf-8"?>
<math xmlns="http://www.w3.org/1998/Math/MathML" display="block">
  <semantics>
    <mrow>
      <msup>
        <mrow/>
        <mn>2</mn>
      </msup>
      <msubsup>
        <mi>T</mi>
        <mi mathvariant="italic">ij</mi>
        <mi mathvariant="italic">ab</mi>
      </msubsup>
    </mrow>
    <annotation encoding="StarMath 5.0">{}^2 T^{ ab }_{ ij }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i>i</mi>
    <annotation encoding="StarMath 5.0">i</annotation>
  </semantics>
</math>
</file>

<file path=Object 1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20/content.xml><?xml version="1.0" encoding="utf-8"?>
<math xmlns="http://www.w3.org/1998/Math/MathML" display="block">
  <semantics>
    <mi>j</mi>
    <annotation encoding="StarMath 5.0">j</annotation>
  </semantics>
</math>
</file>

<file path=Object 21/content.xml><?xml version="1.0" encoding="utf-8"?>
<math xmlns="http://www.w3.org/1998/Math/MathML" display="block">
  <semantics>
    <mrow>
      <mrow/>
      <mo stretchy="false">≡</mo>
      <mrow/>
    </mrow>
    <annotation encoding="StarMath 5.0">{ } equiv {  }</annotation>
  </semantics>
</math>
</file>

<file path=Object 3/content.xml><?xml version="1.0" encoding="utf-8"?>
<math xmlns="http://www.w3.org/1998/Math/MathML" display="block">
  <semantics>
    <msup>
      <mi>Y</mi>
      <mn>1</mn>
    </msup>
    <annotation encoding="StarMath 5.0">Y^1</annotation>
  </semantics>
</math>
</file>

<file path=Object 4/content.xml><?xml version="1.0" encoding="utf-8"?>
<math xmlns="http://www.w3.org/1998/Math/MathML" display="block">
  <semantics>
    <mi>Z</mi>
    <annotation encoding="StarMath 5.0">Z</annotation>
  </semantics>
</math>
</file>

<file path=Object 5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8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9/content.xml><?xml version="1.0" encoding="utf-8"?>
<math xmlns="http://www.w3.org/1998/Math/MathML" display="block">
  <semantics>
    <msup>
      <mi>W</mi>
      <mn>4</mn>
    </msup>
    <annotation encoding="StarMath 5.0">W^4</annotation>
  </semantics>
</math>
</file>